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CA0C59C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organic-subtitle">
      <style:graphic-properties draw:fill-color="#ffffff" fo:min-height="19.319cm"/>
    </style:style>
    <style:style style:name="pr2" style:family="presentation" style:parent-style-name="lyt-organic-notes">
      <style:graphic-properties draw:fill-color="#ffffff" draw:auto-grow-height="true" fo:min-height="13.364cm"/>
    </style:style>
    <style:style style:name="pr3" style:family="presentation" style:parent-style-name="lyt-organic-notes">
      <style:graphic-properties draw:fill-color="#ffffff" fo:min-height="13.364cm"/>
    </style:style>
    <style:style style:name="pr4" style:family="presentation" style:parent-style-name="lyt-organic-title">
      <style:graphic-properties draw:auto-grow-height="true" fo:min-height="3.506cm"/>
    </style:style>
    <style:style style:name="pr5" style:family="presentation" style:parent-style-name="lyt-organic-outline1">
      <style:graphic-properties fo:min-height="15.343cm"/>
    </style:style>
    <style:style style:name="pr6" style:family="presentation" style:parent-style-name="lyt-organic-title">
      <style:graphic-properties fo:min-height="3.506cm"/>
    </style:style>
    <style:style style:name="P1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office:forms form:automatic-focus="false" form:apply-design-mode="false"/>
        <draw:frame presentation:style-name="pr1" draw:layer="layout" svg:width="24cm" svg:height="19.319cm" svg:x="2cm" svg:y="1.537cm" presentation:class="subtitle">
          <draw:text-box>
            <text:p>Desarrollo de aplicaciones con JQuery</text:p>
            <text:p/>
            <text:p/>
            <text:p>Jorge Urdaneta</text:p>
            <text:p>http://github.com/jorgeu/curso-jque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1T32">
        <office:forms form:automatic-focus="false" form:apply-design-mode="false"/>
        <draw:frame presentation:style-name="pr1" draw:layer="layout" svg:width="24cm" svg:height="19.319cm" svg:x="2cm" svg:y="1.537cm" presentation:class="subtitle">
          <draw:text-box>
            <text:p>Parte 1</text:p>
            <text:p>Programación en JavaScrip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Historia de JavaScript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2">
              <text:list-item>
                <text:p>Nace en Netscape 2.0 (1995)</text:p>
              </text:list-item>
              <text:list-item>
                <text:p>Lo implementa Microsoft IE 3.0 (1996)</text:p>
              </text:list-item>
              <text:list-item>
                <text:p>También usado del lado del servidor</text:p>
                <text:list>
                  <text:list-item>
                    <text:p>Netscape Enterprise Server</text:p>
                  </text:list-item>
                  <text:list-item>
                    <text:p>Internet Information Server (JScript)</text:p>
                  </text:list-item>
                  <text:list-item>
                    <text:p>Node.js (década 200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Historia de JavaScript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2">
              <text:list-item>
                <text:p>Estandarizado como ECMAScript 1996</text:p>
              </text:list-item>
              <text:list-item>
                <text:p>”JavaScript” es marca registrada de Oracle</text:p>
              </text:list-item>
              <text:list-item>
                <text:p>Gana popularidad por funcionar en varios navegadores (VBScript sólo IE)</text:p>
              </text:list-item>
              <text:list-item>
                <text:p>El lenguaje es estandariado. Pero objetos del browser no tanto :(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Historia de JavaScript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2">
              <text:list-item>
                <text:p>Con Ajax (década 2000) se incrementa su relevancia y adopción</text:p>
              </text:list-item>
              <text:list-item>
                <text:p>Motores de JavaScript (con JIT)</text:p>
                <text:list>
                  <text:list-item>
                    <text:p>SpiderMonkey (1996)</text:p>
                  </text:list-item>
                  <text:list-item>
                    <text:p>Rhino (1997)</text:p>
                  </text:list-item>
                  <text:list-item>
                    <text:p>Carakan (Opera)</text:p>
                  </text:list-item>
                  <text:list-item>
                    <text:p>Chakra (IE9)</text:p>
                  </text:list-item>
                  <text:list-item>
                    <text:p>V8 (Chrome)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JS en el browser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2">
              <text:list-item>
                <text:p>Validación de datos en formularios</text:p>
                <text:list>
                  <text:list-item>
                    <text:p>Regexp</text:p>
                  </text:list-item>
                  <text:list-item>
                    <text:p>Mensajes de error</text:p>
                  </text:list-item>
                </text:list>
              </text:list-item>
              <text:list-item>
                <text:p>Definición de nuevos controles de ingreso de datos (ejemplo: bancos)</text:p>
              </text:list-item>
              <text:list-item>
                <text:p>Ajax</text:p>
                <text:list>
                  <text:list-item>
                    <text:p>Enviar/Recibir datos (xml, json, etc) del servidor (mismo origen)</text:p>
                  </text:list-item>
                  <text:list-item>
                    <text:p>Cambiar DOM sin recargar la pági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5.343cm" svg:x="2.5cm" svg:y="5.514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6-01T20:50:58</meta:creation-date>
    <dc:language>fi-FI</dc:language>
    <meta:editing-cycles>20</meta:editing-cycles>
    <meta:editing-duration>PT1H3M6S</meta:editing-duration>
    <meta:initial-creator>Jorge Urdaneta</meta:initial-creator>
    <dc:date>2012-06-01T21:54:02</dc:date>
    <dc:creator>Jorge Urdaneta</dc:creator>
    <meta:document-statistic meta:object-count="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Blue.otp"/>
  </office:meta>
</office:document-meta>
</file>